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4E000001AF1CE576F69E49317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fo:min-height="0.6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3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4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4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4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4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4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4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4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4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4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4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5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5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5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7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503cm"/>
    </style:style>
    <style:style style:name="pr8" style:family="presentation" style:parent-style-name="Default-title">
      <style:graphic-properties fo:min-height="2.065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Default-title">
      <style:graphic-properties fo:min-height="5.35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35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40" style:family="paragraph">
      <style:text-properties style:use-window-font-color="tru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21409a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T8" style:family="text">
      <style:text-properties fo:font-variant="normal" fo:text-transform="none" fo:color="#0066b3" style:text-line-through-style="none" style:text-line-through-type="none" style:text-position="0% 100%" style:font-name="Arial1" fo:font-size="18pt" fo:letter-spacing="normal" fo:font-style="italic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1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3" style:family="text">
      <style:text-properties fo:font-variant="normal" fo:text-transform="none" fo:color="#60b5cc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1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1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1409a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7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41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4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d60093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51" style:family="text">
      <style:text-properties style:text-position="-33% 58%"/>
    </style:style>
    <style:style style:name="T52" style:family="text">
      <style:text-properties fo:font-variant="normal" fo:text-transform="none" fo:color="#21409a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6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7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8" style:family="text">
      <style:text-properties fo:font-variant="normal" fo:text-transform="none" fo:color="#21409a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9" style:family="text">
      <style:text-properties fo:font-variant="normal" fo:text-transform="none" fo:color="#21409a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0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1" style:family="text">
      <style:text-properties fo:font-variant="normal" fo:text-transform="none" fo:color="#ce181e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3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4" style:family="text">
      <style:text-properties fo:font-variant="normal" fo:text-transform="none" fo:color="#21409a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5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6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7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68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1" style:family="text">
      <style:text-properties fo:font-variant="normal" fo:text-transform="none" fo:color="#ce181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2" style:family="text">
      <style:text-properties fo:font-variant="normal" fo:text-transform="none" fo:color="#ff00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5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Locality-Sensitive Hashing</text:span></text:p>
            <text:p text:style-name="P1"><text:span text:style-name="T1">(LSH)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9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3">nd</text:span> edition (2014) by Leskovec et al. (Chapter 3) [<text:a xlink:href="http://www.mmds.org/mmds/v2.1/ch03-lsh.pptx" xlink:type="simple">slides ch3</text:a>]<text:span text:style-name="T4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842cm" presentation:class="title" presentation:user-transformed="true">
          <draw:text-box>
            <text:p>Locality-sensitive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nal step: <text:span text:style-name="T5">locality-sensitive hashing</text:span></text:p>
          </draw:text-box>
        </draw:frame>
        <draw:custom-shape draw:name="AutoShape 3" draw:style-name="gr5" draw:text-style-name="P9" draw:layer="layout" svg:width="3.809cm" svg:height="2.751cm" draw:transform="rotate (1.5692255304681) translate (5.019cm 8.37cm)">
          <text:p text:style-name="P8"><text:span text:style-name="T6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6" draw:text-style-name="P11" draw:layer="layout" svg:width="3.568cm" svg:height="1.013cm" svg:x="0.322cm" svg:y="5.845cm">
          <text:p text:style-name="P10"><text:span text:style-name="T6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" draw:text-style-name="P12" draw:layer="layout" svg:x1="3.751cm" svg:y1="6.466cm" svg:x2="5.021cm" svg:y2="6.467cm">
          <text:p/>
        </draw:line>
        <draw:g draw:name="Group 19">
          <draw:line draw:name="Line 8" draw:style-name="gr7" draw:text-style-name="P12" draw:layer="layout" svg:x1="7.773cm" svg:y1="6.466cm" svg:x2="10.948cm" svg:y2="6.467cm">
            <text:p/>
          </draw:line>
          <draw:custom-shape draw:name="Text Box 9" draw:style-name="gr8" draw:text-style-name="P11" draw:layer="layout" svg:width="3.708cm" svg:height="4.823cm" svg:x="7.588cm" svg:y="8.795cm">
            <text:p text:style-name="P10"><text:span text:style-name="T6">The set</text:span></text:p>
            <text:p text:style-name="P10"><text:span text:style-name="T6">of strings</text:span></text:p>
            <text:p text:style-name="P10"><text:span text:style-name="T6">of length </text:span><text:span text:style-name="T7">k</text:span></text:p>
            <text:p text:style-name="P10"><text:span text:style-name="T6">that appear</text:span></text:p>
            <text:p text:style-name="P10"><text:span text:style-name="T6">in the</text:span></text:p>
            <text:p text:style-name="P10"><text:span text:style-name="T6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" draw:text-style-name="P12" draw:layer="layout" svg:x1="9.255cm" svg:y1="8.583cm" svg:x2="9.256cm" svg:y2="6.466cm">
            <text:p/>
          </draw:line>
        </draw:g>
        <draw:g draw:name="Group 20">
          <draw:custom-shape draw:name="AutoShape 4" draw:style-name="gr9" draw:text-style-name="P13" draw:layer="layout" svg:width="3.809cm" svg:height="2.751cm" draw:transform="rotate (1.5692255304681) translate (10.945cm 8.37cm)">
            <text:p text:style-name="P8"><text:span text:style-name="T6">Min </text:span><text:span text:style-name="T6"><text:line-break/></text:span><text:span text:style-name="T6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7" draw:text-style-name="P12" draw:layer="layout" svg:x1="13.7cm" svg:y1="6.466cm" svg:x2="16.875cm" svg:y2="6.467cm">
            <text:p/>
          </draw:line>
          <draw:custom-shape draw:name="Text Box 14" draw:style-name="gr10" draw:text-style-name="P11" draw:layer="layout" svg:width="4.237cm" svg:height="5.585cm" svg:x="13.294cm" svg:y="8.795cm">
            <text:p text:style-name="P10"><text:span text:style-name="T8">Signatures</text:span><text:span text:style-name="T6">:</text:span></text:p>
            <text:p text:style-name="P10"><text:span text:style-name="T6">short integer</text:span></text:p>
            <text:p text:style-name="P10"><text:span text:style-name="T6">vectors that</text:span></text:p>
            <text:p text:style-name="P10"><text:span text:style-name="T6">represent the</text:span></text:p>
            <text:p text:style-name="P10"><text:span text:style-name="T6">sets, and</text:span></text:p>
            <text:p text:style-name="P10"><text:span text:style-name="T6">reflect their</text:span></text:p>
            <text:p text:style-name="P10"><text:span text:style-name="T6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7" draw:text-style-name="P12" draw:layer="layout" svg:x1="15.181cm" svg:y1="8.583cm" svg:x2="15.182cm" svg:y2="6.466cm">
            <text:p/>
          </draw:line>
        </draw:g>
        <draw:g draw:name="Group 21">
          <draw:custom-shape draw:name="Rectangle 11" draw:style-name="gr11" draw:text-style-name="P14" draw:layer="layout" svg:width="3.597cm" svg:height="3.386cm" svg:x="16.875cm" svg:y="4.773cm">
            <text:p text:style-name="P8"><text:span text:style-name="T6">Locality-</text:span></text:p>
            <text:p text:style-name="P8"><text:span text:style-name="T6">Sensitive</text:span></text:p>
            <text:p text:style-name="P8"><text:span text:style-name="T6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2" draw:layer="layout" svg:x1="20.473cm" svg:y1="6.466cm" svg:x2="21.743cm" svg:y2="6.467cm">
            <text:p/>
          </draw:line>
          <draw:custom-shape draw:name="Text Box 18" draw:style-name="gr12" draw:text-style-name="P11" draw:layer="layout" svg:width="4.131cm" svg:height="5.585cm" svg:x="22.158cm" svg:y="4.015cm">
            <text:p text:style-name="P10"><text:span text:style-name="T8">Candidate</text:span></text:p>
            <text:p text:style-name="P10"><text:span text:style-name="T8">pairs</text:span><text:span text:style-name="T9">:</text:span></text:p>
            <text:p text:style-name="P10"><text:span text:style-name="T6">those pairs</text:span></text:p>
            <text:p text:style-name="P10"><text:span text:style-name="T6">of signatures</text:span></text:p>
            <text:p text:style-name="P10"><text:span text:style-name="T6">that we need</text:span></text:p>
            <text:p text:style-name="P10"><text:span text:style-name="T6">to test for</text:span></text:p>
            <text:p text:style-name="P10"><text:span text:style-name="T6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3" draw:text-style-name="P15" draw:layer="layout" svg:x1="17.578cm" svg:y1="2.807cm" svg:x2="18.36cm" svg:y2="4.463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0"><text:span text:style-name="T10">Goal: </text:span><text:span text:style-name="T11">Find documents with Jaccard similarity at </text:span><text:span text:style-name="T11">least </text:span><text:span text:style-name="T12">s</text:span><text:span text:style-name="T13"> </text:span><text:span text:style-name="T14">(for some similarity threshold, e.g.,</text:span><text:span text:style-name="T15"> </text:span><text:span text:style-name="T16">s</text:span><text:span text:style-name="T14">=0.8)</text:span></text:p>
                <text:p text:style-name="P16"><text:span text:style-name="T17"/></text:p>
              </text:list-item>
              <text:list-item>
                <text:p text:style-name="P10"><text:span text:style-name="T10">LSH –</text:span><text:span text:style-name="T18"> General idea:</text:span><text:span text:style-name="T19"> Use a function </text:span><text:span text:style-name="T20">f(x,y)</text:span><text:span text:style-name="T19"> that tells </text:span><text:span text:style-name="T19">whether </text:span><text:span text:style-name="T20">x</text:span><text:span text:style-name="T19"> and </text:span><text:span text:style-name="T20">y</text:span><text:span text:style-name="T19"> is a </text:span><text:span text:style-name="T20">candidate pair</text:span><text:span text:style-name="T21">:</text:span><text:span text:style-name="T14"> a pair of </text:span><text:span text:style-name="T14">elements whose similarity must be evaluated</text:span></text:p>
                <text:p text:style-name="P16"><text:span text:style-name="T22"/></text:p>
              </text:list-item>
              <text:list-item>
                <text:p text:style-name="P10"><text:span text:style-name="T18">For Min-Hash matrices: 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23">Hash columns of signature matrix </text:span><text:span text:style-name="T24">M</text:span><text:span text:style-name="T23"> to many buckets</text:span></text:p>
                  </text:list-item>
                  <text:list-item>
                    <text:p><text:span text:style-name="T23">Each pair of documents that hashes</text:span><text:span text:style-name="T23"><text:line-break/></text:span><text:span text:style-name="T23">into the same bucket is a </text:span><text:span text:style-name="T25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14" draw:text-style-name="P19" draw:layer="layout" svg:width="1.587cm" svg:height="1.198cm" svg:x="25.417cm" svg:y="13.724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15" draw:text-style-name="P19" draw:layer="layout" svg:width="1.587cm" svg:height="1.198cm" svg:x="23.829cm" svg:y="13.724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16" draw:text-style-name="P19" draw:layer="layout" svg:width="1.587cm" svg:height="1.198cm" svg:x="22.242cm" svg:y="13.724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17" draw:text-style-name="P19" draw:layer="layout" svg:width="1.587cm" svg:height="1.198cm" svg:x="20.654cm" svg:y="13.724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2" draw:layer="layout" svg:x1="20.654cm" svg:y1="13.724cm" svg:x2="27.004cm" svg:y2="13.725cm">
            <text:p/>
          </draw:line>
          <draw:line draw:name="Line 74" draw:style-name="gr18" draw:text-style-name="P12" draw:layer="layout" svg:x1="20.654cm" svg:y1="14.923cm" svg:x2="27.004cm" svg:y2="14.924cm">
            <text:p/>
          </draw:line>
          <draw:line draw:name="Line 75" draw:style-name="gr18" draw:text-style-name="P12" draw:layer="layout" svg:x1="20.654cm" svg:y1="13.724cm" svg:x2="20.655cm" svg:y2="14.923cm">
            <text:p/>
          </draw:line>
          <draw:line draw:name="Line 76" draw:style-name="gr19" draw:text-style-name="P12" draw:layer="layout" svg:x1="22.241cm" svg:y1="13.724cm" svg:x2="22.242cm" svg:y2="14.923cm">
            <text:p/>
          </draw:line>
          <draw:line draw:name="Line 77" draw:style-name="gr19" draw:text-style-name="P12" draw:layer="layout" svg:x1="23.829cm" svg:y1="13.724cm" svg:x2="23.83cm" svg:y2="14.923cm">
            <text:p/>
          </draw:line>
          <draw:line draw:name="Line 78" draw:style-name="gr19" draw:text-style-name="P12" draw:layer="layout" svg:x1="25.416cm" svg:y1="13.724cm" svg:x2="25.417cm" svg:y2="14.923cm">
            <text:p/>
          </draw:line>
          <draw:line draw:name="Line 79" draw:style-name="gr18" draw:text-style-name="P12" draw:layer="layout" svg:x1="27.004cm" svg:y1="13.724cm" svg:x2="27.005cm" svg:y2="14.923cm">
            <text:p/>
          </draw:line>
          <draw:custom-shape draw:name="Rectangle 100" draw:style-name="gr20" draw:text-style-name="P20" draw:layer="layout" svg:width="1.603cm" svg:height="1.289cm" svg:x="25.4cm" svg:y="11.103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1" draw:text-style-name="P20" draw:layer="layout" svg:width="1.603cm" svg:height="1.289cm" svg:x="23.796cm" svg:y="11.103cm">
            <text:p text:style-name="P18"><text:span text:style-name="T26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2" draw:text-style-name="P20" draw:layer="layout" svg:width="1.603cm" svg:height="1.289cm" svg:x="22.193cm" svg:y="11.103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3" draw:text-style-name="P20" draw:layer="layout" svg:width="1.537cm" svg:height="1.289cm" svg:x="20.654cm" svg:y="11.103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2" draw:layer="layout" svg:x1="20.588cm" svg:y1="11.103cm" svg:x2="27.004cm" svg:y2="11.104cm">
            <text:p/>
          </draw:line>
          <draw:line draw:name="Line 105" draw:style-name="gr18" draw:text-style-name="P12" draw:layer="layout" svg:x1="20.588cm" svg:y1="12.393cm" svg:x2="27.004cm" svg:y2="12.394cm">
            <text:p/>
          </draw:line>
          <draw:line draw:name="Line 106" draw:style-name="gr18" draw:text-style-name="P12" draw:layer="layout" svg:x1="20.588cm" svg:y1="11.103cm" svg:x2="20.589cm" svg:y2="12.393cm">
            <text:p/>
          </draw:line>
          <draw:line draw:name="Line 107" draw:style-name="gr19" draw:text-style-name="P12" draw:layer="layout" svg:x1="22.192cm" svg:y1="11.103cm" svg:x2="22.193cm" svg:y2="12.393cm">
            <text:p/>
          </draw:line>
          <draw:line draw:name="Line 108" draw:style-name="gr19" draw:text-style-name="P12" draw:layer="layout" svg:x1="23.796cm" svg:y1="11.103cm" svg:x2="23.797cm" svg:y2="12.393cm">
            <text:p/>
          </draw:line>
          <draw:line draw:name="Line 109" draw:style-name="gr19" draw:text-style-name="P12" draw:layer="layout" svg:x1="25.4cm" svg:y1="11.103cm" svg:x2="25.401cm" svg:y2="12.393cm">
            <text:p/>
          </draw:line>
          <draw:line draw:name="Line 110" draw:style-name="gr18" draw:text-style-name="P12" draw:layer="layout" svg:x1="27.004cm" svg:y1="11.103cm" svg:x2="27.005cm" svg:y2="12.393cm">
            <text:p/>
          </draw:line>
          <draw:custom-shape draw:name="Rectangle 131" draw:style-name="gr24" draw:text-style-name="P21" draw:layer="layout" svg:width="1.587cm" svg:height="1.289cm" svg:x="25.417cm" svg:y="12.449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5" draw:text-style-name="P21" draw:layer="layout" svg:width="1.587cm" svg:height="1.289cm" svg:x="23.829cm" svg:y="12.449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6" draw:text-style-name="P21" draw:layer="layout" svg:width="1.587cm" svg:height="1.289cm" svg:x="22.242cm" svg:y="12.449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" draw:text-style-name="P21" draw:layer="layout" svg:width="1.587cm" svg:height="1.289cm" svg:x="20.654cm" svg:y="12.449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2" draw:layer="layout" svg:x1="20.654cm" svg:y1="12.449cm" svg:x2="27.004cm" svg:y2="12.45cm">
            <text:p/>
          </draw:line>
          <draw:line draw:name="Line 136" draw:style-name="gr18" draw:text-style-name="P12" draw:layer="layout" svg:x1="20.654cm" svg:y1="13.739cm" svg:x2="27.004cm" svg:y2="13.74cm">
            <text:p/>
          </draw:line>
          <draw:line draw:name="Line 137" draw:style-name="gr18" draw:text-style-name="P12" draw:layer="layout" svg:x1="20.654cm" svg:y1="12.449cm" svg:x2="20.655cm" svg:y2="13.739cm">
            <text:p/>
          </draw:line>
          <draw:line draw:name="Line 138" draw:style-name="gr19" draw:text-style-name="P12" draw:layer="layout" svg:x1="22.241cm" svg:y1="12.449cm" svg:x2="22.242cm" svg:y2="13.739cm">
            <text:p/>
          </draw:line>
          <draw:line draw:name="Line 139" draw:style-name="gr19" draw:text-style-name="P12" draw:layer="layout" svg:x1="23.829cm" svg:y1="12.449cm" svg:x2="23.83cm" svg:y2="13.739cm">
            <text:p/>
          </draw:line>
          <draw:line draw:name="Line 140" draw:style-name="gr19" draw:text-style-name="P12" draw:layer="layout" svg:x1="25.416cm" svg:y1="12.449cm" svg:x2="25.417cm" svg:y2="13.739cm">
            <text:p/>
          </draw:line>
          <draw:line draw:name="Line 141" draw:style-name="gr18" draw:text-style-name="P12" draw:layer="layout" svg:x1="27.004cm" svg:y1="12.449cm" svg:x2="27.005cm" svg:y2="13.739cm">
            <text:p/>
          </draw:line>
        </draw:g>
        <draw:frame draw:style-name="gr28" draw:text-style-name="P22" draw:layer="layout" svg:width="5.773cm" svg:height="0.887cm" svg:x="20.552cm" svg:y="9.527cm">
          <draw:text-box>
            <text:p><text:span text:style-name="T27">Signature matrix </text:span><text:span text:style-name="T28">M</text:span></text:p>
          </draw:text-box>
        </draw:frame>
        <draw:frame draw:style-name="gr29" draw:text-style-name="P23" draw:layer="layout" svg:width="6.375cm" svg:height="0.839cm" svg:x="20.439cm" svg:y="10.335cm">
          <draw:text-box>
            <text:p><text:span text:style-name="T29"><text:s/></text:span><text:span text:style-name="T29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layer="layout" svg:width="25.199cm" svg:height="10.462cm" svg:x="1.4cm" svg:y="4.285cm" presentation:class="outline" presentation:user-transformed="true">
          <draw:text-box>
            <text:list text:style-name="L2">
              <text:list-item>
                <text:p text:style-name="P10"><text:span text:style-name="T30">Pick a similarity threshold </text:span><text:span text:style-name="T31">s</text:span><text:span text:style-name="T30"> (0 &lt; s &lt; 1)</text:span></text:p>
                <text:p text:style-name="P10"><text:span text:style-name="T32"/></text:p>
              </text:list-item>
              <text:list-item>
                <text:p text:style-name="P10"><text:span text:style-name="T32">Columns </text:span><text:span text:style-name="T33">x</text:span><text:span text:style-name="T34"> </text:span><text:span text:style-name="T32">and </text:span><text:span text:style-name="T33">y</text:span><text:span text:style-name="T32"> of </text:span><text:span text:style-name="T33">M</text:span><text:span text:style-name="T32"> are a </text:span><text:span text:style-name="T35">candidate pair</text:span><text:span text:style-name="T32"> if their </text:span><text:span text:style-name="T32">signatures agree (</text:span><text:span text:style-name="T16">M</text:span><text:span text:style-name="T10"> (</text:span><text:span text:style-name="T16">i, x</text:span><text:span text:style-name="T10">) = </text:span><text:span text:style-name="T16">M</text:span><text:span text:style-name="T10"> (</text:span><text:span text:style-name="T16">i, y</text:span><text:span text:style-name="T10">)</text:span><text:span text:style-name="T14">) on</text:span><text:span text:style-name="T14"><text:line-break/></text:span><text:span text:style-name="T14">at least fraction </text:span><text:span text:style-name="T16">s</text:span><text:span text:style-name="T14"> of their rows</text:span></text:p>
                <text:p text:style-name="P24"><text:span text:style-name="T36"/></text:p>
              </text:list-item>
              <text:list-item>
                <text:p text:style-name="P24"><text:span text:style-name="T14">We expect documents </text:span><text:span text:style-name="T16">x</text:span><text:span text:style-name="T14"> and </text:span><text:span text:style-name="T16">y</text:span><text:span text:style-name="T14"> to have</text:span><text:span text:style-name="T14"><text:line-break/></text:span><text:span text:style-name="T14">the same (Jaccard) similarity</text:span><text:span text:style-name="T14"><text:line-break/></text:span><text:span text:style-name="T14">as their signatures</text:span></text:p>
              </text:list-item>
            </text:list>
          </draw:text-box>
        </draw:frame>
        <draw:g draw:name="Group 69">
          <draw:custom-shape draw:name="Rectangle 69" draw:style-name="gr30" draw:text-style-name="P19" draw:layer="layout" svg:width="1.587cm" svg:height="1.198cm" svg:x="25.417cm" svg:y="13.724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1" draw:text-style-name="P19" draw:layer="layout" svg:width="1.587cm" svg:height="1.198cm" svg:x="23.829cm" svg:y="13.724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2" draw:text-style-name="P19" draw:layer="layout" svg:width="1.587cm" svg:height="1.198cm" svg:x="22.242cm" svg:y="13.724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3" draw:text-style-name="P19" draw:layer="layout" svg:width="1.587cm" svg:height="1.198cm" svg:x="20.654cm" svg:y="13.724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2" draw:layer="layout" svg:x1="20.654cm" svg:y1="13.724cm" svg:x2="27.004cm" svg:y2="13.725cm">
            <text:p/>
          </draw:line>
          <draw:line draw:name="Line 74" draw:style-name="gr18" draw:text-style-name="P12" draw:layer="layout" svg:x1="20.654cm" svg:y1="14.923cm" svg:x2="27.004cm" svg:y2="14.924cm">
            <text:p/>
          </draw:line>
          <draw:line draw:name="Line 75" draw:style-name="gr18" draw:text-style-name="P12" draw:layer="layout" svg:x1="20.654cm" svg:y1="13.724cm" svg:x2="20.655cm" svg:y2="14.923cm">
            <text:p/>
          </draw:line>
          <draw:line draw:name="Line 76" draw:style-name="gr19" draw:text-style-name="P12" draw:layer="layout" svg:x1="22.241cm" svg:y1="13.724cm" svg:x2="22.242cm" svg:y2="14.923cm">
            <text:p/>
          </draw:line>
          <draw:line draw:name="Line 77" draw:style-name="gr19" draw:text-style-name="P12" draw:layer="layout" svg:x1="23.829cm" svg:y1="13.724cm" svg:x2="23.83cm" svg:y2="14.923cm">
            <text:p/>
          </draw:line>
          <draw:line draw:name="Line 78" draw:style-name="gr19" draw:text-style-name="P12" draw:layer="layout" svg:x1="25.416cm" svg:y1="13.724cm" svg:x2="25.417cm" svg:y2="14.923cm">
            <text:p/>
          </draw:line>
          <draw:line draw:name="Line 79" draw:style-name="gr18" draw:text-style-name="P12" draw:layer="layout" svg:x1="27.004cm" svg:y1="13.724cm" svg:x2="27.005cm" svg:y2="14.923cm">
            <text:p/>
          </draw:line>
          <draw:custom-shape draw:name="Rectangle 100" draw:style-name="gr34" draw:text-style-name="P20" draw:layer="layout" svg:width="1.603cm" svg:height="1.289cm" svg:x="25.4cm" svg:y="11.103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5" draw:text-style-name="P20" draw:layer="layout" svg:width="1.603cm" svg:height="1.289cm" svg:x="23.796cm" svg:y="11.103cm">
            <text:p text:style-name="P18"><text:span text:style-name="T26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6" draw:text-style-name="P20" draw:layer="layout" svg:width="1.603cm" svg:height="1.289cm" svg:x="22.193cm" svg:y="11.103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7" draw:text-style-name="P20" draw:layer="layout" svg:width="1.537cm" svg:height="1.289cm" svg:x="20.654cm" svg:y="11.103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2" draw:layer="layout" svg:x1="20.588cm" svg:y1="11.103cm" svg:x2="27.004cm" svg:y2="11.104cm">
            <text:p/>
          </draw:line>
          <draw:line draw:name="Line 105" draw:style-name="gr18" draw:text-style-name="P12" draw:layer="layout" svg:x1="20.588cm" svg:y1="12.393cm" svg:x2="27.004cm" svg:y2="12.394cm">
            <text:p/>
          </draw:line>
          <draw:line draw:name="Line 106" draw:style-name="gr18" draw:text-style-name="P12" draw:layer="layout" svg:x1="20.588cm" svg:y1="11.103cm" svg:x2="20.589cm" svg:y2="12.393cm">
            <text:p/>
          </draw:line>
          <draw:line draw:name="Line 107" draw:style-name="gr19" draw:text-style-name="P12" draw:layer="layout" svg:x1="22.192cm" svg:y1="11.103cm" svg:x2="22.193cm" svg:y2="12.393cm">
            <text:p/>
          </draw:line>
          <draw:line draw:name="Line 108" draw:style-name="gr19" draw:text-style-name="P12" draw:layer="layout" svg:x1="23.796cm" svg:y1="11.103cm" svg:x2="23.797cm" svg:y2="12.393cm">
            <text:p/>
          </draw:line>
          <draw:line draw:name="Line 109" draw:style-name="gr19" draw:text-style-name="P12" draw:layer="layout" svg:x1="25.4cm" svg:y1="11.103cm" svg:x2="25.401cm" svg:y2="12.393cm">
            <text:p/>
          </draw:line>
          <draw:line draw:name="Line 110" draw:style-name="gr18" draw:text-style-name="P12" draw:layer="layout" svg:x1="27.004cm" svg:y1="11.103cm" svg:x2="27.005cm" svg:y2="12.393cm">
            <text:p/>
          </draw:line>
          <draw:custom-shape draw:name="Rectangle 131" draw:style-name="gr38" draw:text-style-name="P21" draw:layer="layout" svg:width="1.587cm" svg:height="1.289cm" svg:x="25.417cm" svg:y="12.449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9" draw:text-style-name="P21" draw:layer="layout" svg:width="1.587cm" svg:height="1.289cm" svg:x="23.829cm" svg:y="12.449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40" draw:text-style-name="P21" draw:layer="layout" svg:width="1.587cm" svg:height="1.289cm" svg:x="22.242cm" svg:y="12.449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41" draw:text-style-name="P21" draw:layer="layout" svg:width="1.587cm" svg:height="1.289cm" svg:x="20.654cm" svg:y="12.449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2" draw:layer="layout" svg:x1="20.654cm" svg:y1="12.449cm" svg:x2="27.004cm" svg:y2="12.45cm">
            <text:p/>
          </draw:line>
          <draw:line draw:name="Line 136" draw:style-name="gr18" draw:text-style-name="P12" draw:layer="layout" svg:x1="20.654cm" svg:y1="13.739cm" svg:x2="27.004cm" svg:y2="13.74cm">
            <text:p/>
          </draw:line>
          <draw:line draw:name="Line 137" draw:style-name="gr18" draw:text-style-name="P12" draw:layer="layout" svg:x1="20.654cm" svg:y1="12.449cm" svg:x2="20.655cm" svg:y2="13.739cm">
            <text:p/>
          </draw:line>
          <draw:line draw:name="Line 138" draw:style-name="gr19" draw:text-style-name="P12" draw:layer="layout" svg:x1="22.241cm" svg:y1="12.449cm" svg:x2="22.242cm" svg:y2="13.739cm">
            <text:p/>
          </draw:line>
          <draw:line draw:name="Line 139" draw:style-name="gr19" draw:text-style-name="P12" draw:layer="layout" svg:x1="23.829cm" svg:y1="12.449cm" svg:x2="23.83cm" svg:y2="13.739cm">
            <text:p/>
          </draw:line>
          <draw:line draw:name="Line 140" draw:style-name="gr19" draw:text-style-name="P12" draw:layer="layout" svg:x1="25.416cm" svg:y1="12.449cm" svg:x2="25.417cm" svg:y2="13.739cm">
            <text:p/>
          </draw:line>
          <draw:line draw:name="Line 141" draw:style-name="gr18" draw:text-style-name="P12" draw:layer="layout" svg:x1="27.004cm" svg:y1="12.449cm" svg:x2="27.005cm" svg:y2="13.739cm">
            <text:p/>
          </draw:line>
        </draw:g>
        <draw:frame draw:style-name="gr28" draw:text-style-name="P22" draw:layer="layout" svg:width="5.773cm" svg:height="0.887cm" svg:x="20.552cm" svg:y="9.527cm">
          <draw:text-box>
            <text:p><text:span text:style-name="T27">Signature matrix </text:span><text:span text:style-name="T28">M</text:span></text:p>
          </draw:text-box>
        </draw:frame>
        <draw:frame draw:style-name="gr29" draw:text-style-name="P23" draw:layer="layout" svg:width="6.375cm" svg:height="0.839cm" svg:x="20.439cm" svg:y="10.335cm">
          <draw:text-box>
            <text:p><text:span text:style-name="T29"><text:s/></text:span><text:span text:style-name="T29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37">Big idea: hash columns of signature matrix </text:span><text:span text:style-name="T38">M</text:span></text:p>
              </text:list-item>
              <text:list-item>
                <text:p text:style-name="P16"><text:span text:style-name="T14">Arrange that (only) </text:span><text:span text:style-name="T10">similar columns</text:span><text:span text:style-name="T14"> are likely to </text:span><text:span text:style-name="T10">hash to the same bucket</text:span><text:span text:style-name="T14">, with high probability</text:span></text:p>
              </text:list-item>
              <text:list-item>
                <text:p text:style-name="P16"><text:span text:style-name="T39">Candidate pairs are those</text:span><text:span text:style-name="T39"><text:line-break/></text:span><text:span text:style-name="T39">that hash to the same bucket</text:span></text:p>
              </text:list-item>
            </text:list>
          </draw:text-box>
        </draw:frame>
        <draw:g draw:name="Group 69">
          <draw:custom-shape draw:name="Rectangle 69" draw:style-name="gr42" draw:text-style-name="P19" draw:layer="layout" svg:width="1.587cm" svg:height="1.198cm" svg:x="25.417cm" svg:y="13.725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43" draw:text-style-name="P19" draw:layer="layout" svg:width="1.587cm" svg:height="1.198cm" svg:x="23.829cm" svg:y="13.725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44" draw:text-style-name="P19" draw:layer="layout" svg:width="1.587cm" svg:height="1.198cm" svg:x="22.242cm" svg:y="13.725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45" draw:text-style-name="P19" draw:layer="layout" svg:width="1.587cm" svg:height="1.198cm" svg:x="20.654cm" svg:y="13.725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2" draw:layer="layout" svg:x1="20.654cm" svg:y1="13.725cm" svg:x2="27.004cm" svg:y2="13.726cm">
            <text:p/>
          </draw:line>
          <draw:line draw:name="Line 74" draw:style-name="gr18" draw:text-style-name="P12" draw:layer="layout" svg:x1="20.654cm" svg:y1="14.924cm" svg:x2="27.004cm" svg:y2="14.925cm">
            <text:p/>
          </draw:line>
          <draw:line draw:name="Line 75" draw:style-name="gr18" draw:text-style-name="P12" draw:layer="layout" svg:x1="20.654cm" svg:y1="13.725cm" svg:x2="20.655cm" svg:y2="14.924cm">
            <text:p/>
          </draw:line>
          <draw:line draw:name="Line 76" draw:style-name="gr19" draw:text-style-name="P12" draw:layer="layout" svg:x1="22.241cm" svg:y1="13.725cm" svg:x2="22.242cm" svg:y2="14.924cm">
            <text:p/>
          </draw:line>
          <draw:line draw:name="Line 77" draw:style-name="gr19" draw:text-style-name="P12" draw:layer="layout" svg:x1="23.829cm" svg:y1="13.725cm" svg:x2="23.83cm" svg:y2="14.924cm">
            <text:p/>
          </draw:line>
          <draw:line draw:name="Line 78" draw:style-name="gr19" draw:text-style-name="P12" draw:layer="layout" svg:x1="25.416cm" svg:y1="13.725cm" svg:x2="25.417cm" svg:y2="14.924cm">
            <text:p/>
          </draw:line>
          <draw:line draw:name="Line 79" draw:style-name="gr18" draw:text-style-name="P12" draw:layer="layout" svg:x1="27.004cm" svg:y1="13.725cm" svg:x2="27.005cm" svg:y2="14.924cm">
            <text:p/>
          </draw:line>
          <draw:custom-shape draw:name="Rectangle 100" draw:style-name="gr46" draw:text-style-name="P20" draw:layer="layout" svg:width="1.603cm" svg:height="1.289cm" svg:x="25.4cm" svg:y="11.104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47" draw:text-style-name="P20" draw:layer="layout" svg:width="1.603cm" svg:height="1.289cm" svg:x="23.796cm" svg:y="11.104cm">
            <text:p text:style-name="P18"><text:span text:style-name="T26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48" draw:text-style-name="P20" draw:layer="layout" svg:width="1.603cm" svg:height="1.289cm" svg:x="22.193cm" svg:y="11.104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49" draw:text-style-name="P20" draw:layer="layout" svg:width="1.537cm" svg:height="1.289cm" svg:x="20.654cm" svg:y="11.104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2" draw:layer="layout" svg:x1="20.588cm" svg:y1="11.104cm" svg:x2="27.004cm" svg:y2="11.105cm">
            <text:p/>
          </draw:line>
          <draw:line draw:name="Line 105" draw:style-name="gr18" draw:text-style-name="P12" draw:layer="layout" svg:x1="20.588cm" svg:y1="12.394cm" svg:x2="27.004cm" svg:y2="12.395cm">
            <text:p/>
          </draw:line>
          <draw:line draw:name="Line 106" draw:style-name="gr18" draw:text-style-name="P12" draw:layer="layout" svg:x1="20.588cm" svg:y1="11.104cm" svg:x2="20.589cm" svg:y2="12.394cm">
            <text:p/>
          </draw:line>
          <draw:line draw:name="Line 107" draw:style-name="gr19" draw:text-style-name="P12" draw:layer="layout" svg:x1="22.192cm" svg:y1="11.104cm" svg:x2="22.193cm" svg:y2="12.394cm">
            <text:p/>
          </draw:line>
          <draw:line draw:name="Line 108" draw:style-name="gr19" draw:text-style-name="P12" draw:layer="layout" svg:x1="23.796cm" svg:y1="11.104cm" svg:x2="23.797cm" svg:y2="12.394cm">
            <text:p/>
          </draw:line>
          <draw:line draw:name="Line 109" draw:style-name="gr19" draw:text-style-name="P12" draw:layer="layout" svg:x1="25.4cm" svg:y1="11.104cm" svg:x2="25.401cm" svg:y2="12.394cm">
            <text:p/>
          </draw:line>
          <draw:line draw:name="Line 110" draw:style-name="gr18" draw:text-style-name="P12" draw:layer="layout" svg:x1="27.004cm" svg:y1="11.104cm" svg:x2="27.005cm" svg:y2="12.394cm">
            <text:p/>
          </draw:line>
          <draw:custom-shape draw:name="Rectangle 131" draw:style-name="gr50" draw:text-style-name="P21" draw:layer="layout" svg:width="1.587cm" svg:height="1.289cm" svg:x="25.417cm" svg:y="12.45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51" draw:text-style-name="P21" draw:layer="layout" svg:width="1.587cm" svg:height="1.289cm" svg:x="23.829cm" svg:y="12.45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52" draw:text-style-name="P21" draw:layer="layout" svg:width="1.587cm" svg:height="1.289cm" svg:x="22.242cm" svg:y="12.45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53" draw:text-style-name="P21" draw:layer="layout" svg:width="1.587cm" svg:height="1.289cm" svg:x="20.654cm" svg:y="12.45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2" draw:layer="layout" svg:x1="20.654cm" svg:y1="12.45cm" svg:x2="27.004cm" svg:y2="12.451cm">
            <text:p/>
          </draw:line>
          <draw:line draw:name="Line 136" draw:style-name="gr18" draw:text-style-name="P12" draw:layer="layout" svg:x1="20.654cm" svg:y1="13.74cm" svg:x2="27.004cm" svg:y2="13.741cm">
            <text:p/>
          </draw:line>
          <draw:line draw:name="Line 137" draw:style-name="gr18" draw:text-style-name="P12" draw:layer="layout" svg:x1="20.654cm" svg:y1="12.45cm" svg:x2="20.655cm" svg:y2="13.74cm">
            <text:p/>
          </draw:line>
          <draw:line draw:name="Line 138" draw:style-name="gr19" draw:text-style-name="P12" draw:layer="layout" svg:x1="22.241cm" svg:y1="12.45cm" svg:x2="22.242cm" svg:y2="13.74cm">
            <text:p/>
          </draw:line>
          <draw:line draw:name="Line 139" draw:style-name="gr19" draw:text-style-name="P12" draw:layer="layout" svg:x1="23.829cm" svg:y1="12.45cm" svg:x2="23.83cm" svg:y2="13.74cm">
            <text:p/>
          </draw:line>
          <draw:line draw:name="Line 140" draw:style-name="gr19" draw:text-style-name="P12" draw:layer="layout" svg:x1="25.416cm" svg:y1="12.45cm" svg:x2="25.417cm" svg:y2="13.74cm">
            <text:p/>
          </draw:line>
          <draw:line draw:name="Line 141" draw:style-name="gr18" draw:text-style-name="P12" draw:layer="layout" svg:x1="27.004cm" svg:y1="12.45cm" svg:x2="27.005cm" svg:y2="13.74cm">
            <text:p/>
          </draw:line>
        </draw:g>
        <draw:frame draw:style-name="gr28" draw:text-style-name="P22" draw:layer="layout" svg:width="5.773cm" svg:height="0.887cm" svg:x="20.552cm" svg:y="9.528cm">
          <draw:text-box>
            <text:p><text:span text:style-name="T27">Signature matrix </text:span><text:span text:style-name="T28">M</text:span></text:p>
          </draw:text-box>
        </draw:frame>
        <draw:frame draw:style-name="gr29" draw:text-style-name="P23" draw:layer="layout" svg:width="6.375cm" svg:height="0.839cm" svg:x="20.439cm" svg:y="10.336cm">
          <draw:text-box>
            <text:p><text:span text:style-name="T29"><text:s/></text:span><text:span text:style-name="T29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65cm" svg:x="1.4cm" svg:y="0.028cm" presentation:class="title" presentation:user-transformed="true">
          <draw:text-box>
            <text:p>Partition M into b bands of size r</text:p>
          </draw:text-box>
        </draw:frame>
        <draw:custom-shape draw:name="Rectangle 3" draw:style-name="gr54" draw:text-style-name="P25" draw:layer="layout" svg:width="12.064cm" svg:height="11.641cm" svg:x="8.497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5" draw:text-style-name="P12" draw:layer="layout" svg:x1="8.496cm" svg:y1="5.014cm" svg:x2="20.561cm" svg:y2="5.015cm">
          <text:p/>
        </draw:line>
        <draw:line draw:name="Line 5" draw:style-name="gr55" draw:text-style-name="P12" draw:layer="layout" svg:x1="8.496cm" svg:y1="7.342cm" svg:x2="20.561cm" svg:y2="7.343cm">
          <text:p/>
        </draw:line>
        <draw:line draw:name="Line 6" draw:style-name="gr55" draw:text-style-name="P12" draw:layer="layout" svg:x1="8.496cm" svg:y1="9.67cm" svg:x2="20.561cm" svg:y2="9.671cm">
          <text:p/>
        </draw:line>
        <draw:line draw:name="Line 7" draw:style-name="gr55" draw:text-style-name="P12" draw:layer="layout" svg:x1="8.496cm" svg:y1="11.999cm" svg:x2="20.561cm" svg:y2="12cm">
          <text:p/>
        </draw:line>
        <draw:custom-shape draw:name="Text Box 8" draw:style-name="gr56" draw:text-style-name="P26" draw:layer="layout" svg:width="5.905cm" svg:height="1.013cm" svg:x="11.027cm" svg:y="14.543cm">
          <text:p text:style-name="P8"><text:span text:style-name="T27">Signature matrix <text:s/></text:span><text:span text:style-name="T28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57" draw:text-style-name="P26" draw:layer="layout" svg:width="2.916cm" svg:height="1.775cm" svg:x="22.098cm" svg:y="5.018cm">
          <text:p text:style-name="P8"><text:span text:style-name="T28">r </text:span><text:span text:style-name="T27"><text:s/>rows</text:span></text:p>
          <text:p text:style-name="P8"><text:span text:style-name="T27">per 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58" draw:text-style-name="P12" draw:layer="layout" svg:x1="21.205cm" svg:y1="5.009cm" svg:x2="21.206cm" svg:y2="7.346cm">
          <text:p/>
        </draw:line>
        <draw:line draw:name="Line 11" draw:style-name="gr58" draw:text-style-name="P12" draw:layer="layout" svg:x1="7.015cm" svg:y1="2.685cm" svg:x2="7.016cm" svg:y2="14.327cm">
          <text:p/>
        </draw:line>
        <draw:custom-shape draw:name="Text Box 12" draw:style-name="gr59" draw:text-style-name="P26" draw:layer="layout" svg:width="2.747cm" svg:height="1.013cm" svg:x="3.414cm" svg:y="7.135cm">
          <text:p text:style-name="P8"><text:span text:style-name="T28">b</text:span><text:span text:style-name="T27"> 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0" draw:text-style-name="P27" draw:layer="layout" svg:width="0.634cm" svg:height="11.641cm" svg:x="13.788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" draw:text-style-name="P12" draw:layer="layout" svg:x1="21.62cm" svg:y1="12.21cm" svg:x2="14.423cm" svg:y2="6.495cm">
          <text:p/>
        </draw:line>
        <draw:custom-shape draw:name="Text Box 16" draw:style-name="gr61" draw:text-style-name="P11" draw:layer="layout" svg:width="3.09cm" svg:height="1.775cm" svg:x="22.008cm" svg:y="11.452cm">
          <text:p text:style-name="P10"><text:span text:style-name="T27"><text:s text:c="3"/></text:span><text:span text:style-name="T27">One</text:span></text:p>
          <text:p text:style-name="P10"><text:span text:style-name="T27">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14">Partition matrix </text:span><text:span text:style-name="T16">M</text:span><text:span text:style-name="T14"> into </text:span><text:span text:style-name="T16">b</text:span><text:span text:style-name="T15"> </text:span><text:span text:style-name="T14">bands of </text:span><text:span text:style-name="T16">r</text:span><text:span text:style-name="T14"> rows</text:span></text:p>
              </text:list-item>
              <text:list-item>
                <text:p text:style-name="P16"><text:span text:style-name="T14">For each band, hash its portion of each column to a </text:span><text:span text:style-name="T14">hash table with </text:span><text:span text:style-name="T16">k</text:span><text:span text:style-name="T14"> buckets</text:span></text:p>
                <text:list>
                  <text:list-item>
                    <text:p text:style-name="P17"><text:span text:style-name="T36">Make </text:span><text:span text:style-name="T40">k</text:span><text:span text:style-name="T36"> as large as possible</text:span></text:p>
                  </text:list-item>
                </text:list>
              </text:list-item>
              <text:list-item>
                <text:p text:style-name="P16"><text:span text:style-name="T41">Candidate</text:span><text:span text:style-name="T42"> </text:span><text:span text:style-name="T14">column pairs are those that</text:span><text:span text:style-name="T14"><text:line-break/></text:span><text:span text:style-name="T14">hash to the same bucket for </text:span><text:span text:style-name="T43">≥</text:span><text:span text:style-name="T10"> 1</text:span><text:span text:style-name="T14"> band</text:span></text:p>
              </text:list-item>
              <text:list-item>
                <text:p text:style-name="P16"><text:span text:style-name="T14">Tune</text:span><text:span text:style-name="T15"> </text:span><text:span text:style-name="T16">b</text:span><text:span text:style-name="T14"> and </text:span><text:span text:style-name="T16">r</text:span><text:span text:style-name="T14"> to catch most similar pairs, </text:span><text:span text:style-name="T14"><text:line-break/></text:span><text:span text:style-name="T14">but few non-similar pairs</text:span></text:p>
              </text:list-item>
            </text:list>
          </draw:text-box>
        </draw:frame>
        <draw:g draw:name="Group 69">
          <draw:custom-shape draw:name="Rectangle 69" draw:style-name="gr62" draw:text-style-name="P19" draw:layer="layout" svg:width="1.587cm" svg:height="1.198cm" svg:x="25.417cm" svg:y="13.726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3" draw:text-style-name="P19" draw:layer="layout" svg:width="1.587cm" svg:height="1.198cm" svg:x="23.829cm" svg:y="13.726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4" draw:text-style-name="P19" draw:layer="layout" svg:width="1.587cm" svg:height="1.198cm" svg:x="22.242cm" svg:y="13.726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5" draw:text-style-name="P19" draw:layer="layout" svg:width="1.587cm" svg:height="1.198cm" svg:x="20.654cm" svg:y="13.726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2" draw:layer="layout" svg:x1="20.654cm" svg:y1="13.726cm" svg:x2="27.004cm" svg:y2="13.727cm">
            <text:p/>
          </draw:line>
          <draw:line draw:name="Line 74" draw:style-name="gr18" draw:text-style-name="P12" draw:layer="layout" svg:x1="20.654cm" svg:y1="14.925cm" svg:x2="27.004cm" svg:y2="14.926cm">
            <text:p/>
          </draw:line>
          <draw:line draw:name="Line 75" draw:style-name="gr18" draw:text-style-name="P12" draw:layer="layout" svg:x1="20.654cm" svg:y1="13.726cm" svg:x2="20.655cm" svg:y2="14.925cm">
            <text:p/>
          </draw:line>
          <draw:line draw:name="Line 76" draw:style-name="gr19" draw:text-style-name="P12" draw:layer="layout" svg:x1="22.241cm" svg:y1="13.726cm" svg:x2="22.242cm" svg:y2="14.925cm">
            <text:p/>
          </draw:line>
          <draw:line draw:name="Line 77" draw:style-name="gr19" draw:text-style-name="P12" draw:layer="layout" svg:x1="23.829cm" svg:y1="13.726cm" svg:x2="23.83cm" svg:y2="14.925cm">
            <text:p/>
          </draw:line>
          <draw:line draw:name="Line 78" draw:style-name="gr19" draw:text-style-name="P12" draw:layer="layout" svg:x1="25.416cm" svg:y1="13.726cm" svg:x2="25.417cm" svg:y2="14.925cm">
            <text:p/>
          </draw:line>
          <draw:line draw:name="Line 79" draw:style-name="gr18" draw:text-style-name="P12" draw:layer="layout" svg:x1="27.004cm" svg:y1="13.726cm" svg:x2="27.005cm" svg:y2="14.925cm">
            <text:p/>
          </draw:line>
          <draw:custom-shape draw:name="Rectangle 100" draw:style-name="gr66" draw:text-style-name="P20" draw:layer="layout" svg:width="1.603cm" svg:height="1.289cm" svg:x="25.4cm" svg:y="11.105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67" draw:text-style-name="P20" draw:layer="layout" svg:width="1.603cm" svg:height="1.289cm" svg:x="23.796cm" svg:y="11.105cm">
            <text:p text:style-name="P18"><text:span text:style-name="T26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68" draw:text-style-name="P20" draw:layer="layout" svg:width="1.603cm" svg:height="1.289cm" svg:x="22.193cm" svg:y="11.105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69" draw:text-style-name="P20" draw:layer="layout" svg:width="1.537cm" svg:height="1.289cm" svg:x="20.654cm" svg:y="11.105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2" draw:layer="layout" svg:x1="20.588cm" svg:y1="11.105cm" svg:x2="27.004cm" svg:y2="11.106cm">
            <text:p/>
          </draw:line>
          <draw:line draw:name="Line 105" draw:style-name="gr18" draw:text-style-name="P12" draw:layer="layout" svg:x1="20.588cm" svg:y1="12.395cm" svg:x2="27.004cm" svg:y2="12.396cm">
            <text:p/>
          </draw:line>
          <draw:line draw:name="Line 106" draw:style-name="gr18" draw:text-style-name="P12" draw:layer="layout" svg:x1="20.588cm" svg:y1="11.105cm" svg:x2="20.589cm" svg:y2="12.395cm">
            <text:p/>
          </draw:line>
          <draw:line draw:name="Line 107" draw:style-name="gr19" draw:text-style-name="P12" draw:layer="layout" svg:x1="22.192cm" svg:y1="11.105cm" svg:x2="22.193cm" svg:y2="12.395cm">
            <text:p/>
          </draw:line>
          <draw:line draw:name="Line 108" draw:style-name="gr19" draw:text-style-name="P12" draw:layer="layout" svg:x1="23.796cm" svg:y1="11.105cm" svg:x2="23.797cm" svg:y2="12.395cm">
            <text:p/>
          </draw:line>
          <draw:line draw:name="Line 109" draw:style-name="gr19" draw:text-style-name="P12" draw:layer="layout" svg:x1="25.4cm" svg:y1="11.105cm" svg:x2="25.401cm" svg:y2="12.395cm">
            <text:p/>
          </draw:line>
          <draw:line draw:name="Line 110" draw:style-name="gr18" draw:text-style-name="P12" draw:layer="layout" svg:x1="27.004cm" svg:y1="11.105cm" svg:x2="27.005cm" svg:y2="12.395cm">
            <text:p/>
          </draw:line>
          <draw:custom-shape draw:name="Rectangle 131" draw:style-name="gr70" draw:text-style-name="P21" draw:layer="layout" svg:width="1.587cm" svg:height="1.289cm" svg:x="25.417cm" svg:y="12.451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71" draw:text-style-name="P21" draw:layer="layout" svg:width="1.587cm" svg:height="1.289cm" svg:x="23.829cm" svg:y="12.451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72" draw:text-style-name="P21" draw:layer="layout" svg:width="1.587cm" svg:height="1.289cm" svg:x="22.242cm" svg:y="12.451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73" draw:text-style-name="P21" draw:layer="layout" svg:width="1.587cm" svg:height="1.289cm" svg:x="20.654cm" svg:y="12.451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2" draw:layer="layout" svg:x1="20.654cm" svg:y1="12.451cm" svg:x2="27.004cm" svg:y2="12.452cm">
            <text:p/>
          </draw:line>
          <draw:line draw:name="Line 136" draw:style-name="gr18" draw:text-style-name="P12" draw:layer="layout" svg:x1="20.654cm" svg:y1="13.741cm" svg:x2="27.004cm" svg:y2="13.742cm">
            <text:p/>
          </draw:line>
          <draw:line draw:name="Line 137" draw:style-name="gr18" draw:text-style-name="P12" draw:layer="layout" svg:x1="20.654cm" svg:y1="12.451cm" svg:x2="20.655cm" svg:y2="13.741cm">
            <text:p/>
          </draw:line>
          <draw:line draw:name="Line 138" draw:style-name="gr19" draw:text-style-name="P12" draw:layer="layout" svg:x1="22.241cm" svg:y1="12.451cm" svg:x2="22.242cm" svg:y2="13.741cm">
            <text:p/>
          </draw:line>
          <draw:line draw:name="Line 139" draw:style-name="gr19" draw:text-style-name="P12" draw:layer="layout" svg:x1="23.829cm" svg:y1="12.451cm" svg:x2="23.83cm" svg:y2="13.741cm">
            <text:p/>
          </draw:line>
          <draw:line draw:name="Line 140" draw:style-name="gr19" draw:text-style-name="P12" draw:layer="layout" svg:x1="25.416cm" svg:y1="12.451cm" svg:x2="25.417cm" svg:y2="13.741cm">
            <text:p/>
          </draw:line>
          <draw:line draw:name="Line 141" draw:style-name="gr18" draw:text-style-name="P12" draw:layer="layout" svg:x1="27.004cm" svg:y1="12.451cm" svg:x2="27.005cm" svg:y2="13.741cm">
            <text:p/>
          </draw:line>
        </draw:g>
        <draw:frame draw:style-name="gr28" draw:text-style-name="P22" draw:layer="layout" svg:width="5.773cm" svg:height="0.887cm" svg:x="20.552cm" svg:y="9.529cm">
          <draw:text-box>
            <text:p><text:span text:style-name="T27">Signature matrix </text:span><text:span text:style-name="T28">M</text:span></text:p>
          </draw:text-box>
        </draw:frame>
        <draw:frame draw:style-name="gr29" draw:text-style-name="P23" draw:layer="layout" svg:width="6.375cm" svg:height="0.839cm" svg:x="20.439cm" svg:y="10.337cm">
          <draw:text-box>
            <text:p><text:span text:style-name="T29"><text:s/></text:span><text:span text:style-name="T29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74" draw:text-style-name="P28" draw:layer="layout" svg:width="7.831cm" svg:height="9.312cm" svg:x="10.702cm" svg:y="6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5" draw:text-style-name="P30" draw:layer="layout" svg:width="2.941cm" svg:height="1.013cm" svg:x="13.233cm" svg:y="5.046cm">
          <text:p text:style-name="P29"><text:span text:style-name="T27">Matrix </text:span><text:span text:style-name="T28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6" draw:text-style-name="P30" draw:layer="layout" svg:width="2.311cm" svg:height="1.013cm" svg:x="19.88cm" svg:y="9.84cm">
          <text:p text:style-name="P29"><text:span text:style-name="T28">r </text:span><text:span text:style-name="T27"><text:s/>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5" draw:text-style-name="P12" draw:layer="layout" svg:x1="9.644cm" svg:y1="7.723cm" svg:x2="19.38cm" svg:y2="7.724cm">
          <text:p/>
        </draw:line>
        <draw:line draw:name="Line 6" draw:style-name="gr55" draw:text-style-name="P12" draw:layer="layout" svg:x1="9.644cm" svg:y1="9.417cm" svg:x2="19.38cm" svg:y2="9.418cm">
          <text:p/>
        </draw:line>
        <draw:line draw:name="Line 7" draw:style-name="gr55" draw:text-style-name="P12" draw:layer="layout" svg:x1="9.644cm" svg:y1="11.322cm" svg:x2="19.38cm" svg:y2="11.323cm">
          <text:p/>
        </draw:line>
        <draw:line draw:name="Line 8" draw:style-name="gr55" draw:text-style-name="P12" draw:layer="layout" svg:x1="9.644cm" svg:y1="13.227cm" svg:x2="19.38cm" svg:y2="13.228cm">
          <text:p/>
        </draw:line>
        <draw:line draw:name="Line 9" draw:style-name="gr7" draw:text-style-name="P12" draw:layer="layout" svg:x1="20.862cm" svg:y1="10.052cm" svg:x2="20.863cm" svg:y2="9.417cm">
          <text:p/>
        </draw:line>
        <draw:line draw:name="Line 10" draw:style-name="gr7" draw:text-style-name="P12" draw:layer="layout" svg:x1="20.862cm" svg:y1="10.687cm" svg:x2="20.863cm" svg:y2="11.322cm">
          <text:p/>
        </draw:line>
        <draw:line draw:name="Line 11" draw:style-name="gr7" draw:text-style-name="P12" draw:layer="layout" svg:x1="24.884cm" svg:y1="8.782cm" svg:x2="24.885cm" svg:y2="5.818cm">
          <text:p/>
        </draw:line>
        <draw:line draw:name="Line 12" draw:style-name="gr7" draw:text-style-name="P12" draw:layer="layout" svg:x1="24.884cm" svg:y1="11.322cm" svg:x2="24.885cm" svg:y2="15.132cm">
          <text:p/>
        </draw:line>
        <draw:custom-shape draw:name="Text Box 13" draw:style-name="gr77" draw:text-style-name="P30" draw:layer="layout" svg:width="2.747cm" svg:height="1.013cm" svg:x="23.686cm" svg:y="9.629cm">
          <text:p text:style-name="P29"><text:span text:style-name="T28">b </text:span><text:span text:style-name="T27">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8" draw:text-style-name="P31" draw:layer="layout" svg:width="0.422cm" svg:height="1.692cm" svg:x="13.242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8" draw:text-style-name="P31" draw:layer="layout" svg:width="0.422cm" svg:height="1.692cm" svg:x="12.184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8" draw:text-style-name="P31" draw:layer="layout" svg:width="0.422cm" svg:height="1.692cm" svg:x="11.12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8" draw:text-style-name="P31" draw:layer="layout" svg:width="0.422cm" svg:height="1.692cm" svg:x="15.359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8" draw:text-style-name="P31" draw:layer="layout" svg:width="0.422cm" svg:height="1.692cm" svg:x="16.417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8" draw:text-style-name="P31" draw:layer="layout" svg:width="0.422cm" svg:height="1.692cm" svg:x="14.301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8" draw:text-style-name="P31" draw:layer="layout" svg:width="0.422cm" svg:height="1.692cm" svg:x="17.47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9" draw:text-style-name="P32" draw:layer="layout" svg:width="6.984cm" svg:height="2.116cm" svg:x="10.491cm" svg:y="0.311cm">
          <text:p text:style-name="P29"><text:span text:style-name="T44">Buckets</text:span></text:p>
          <text:p text:style-name="P29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5" draw:text-style-name="P12" draw:layer="layout" svg:x1="12.184cm" svg:y1="0.31cm" svg:x2="12.185cm" svg:y2="2.427cm">
          <text:p/>
        </draw:line>
        <draw:line draw:name="Line 23" draw:style-name="gr55" draw:text-style-name="P12" draw:layer="layout" svg:x1="13.877cm" svg:y1="0.31cm" svg:x2="13.878cm" svg:y2="2.427cm">
          <text:p/>
        </draw:line>
        <draw:line draw:name="Line 24" draw:style-name="gr55" draw:text-style-name="P12" draw:layer="layout" svg:x1="15.57cm" svg:y1="0.31cm" svg:x2="15.571cm" svg:y2="2.427cm">
          <text:p/>
        </draw:line>
        <draw:line draw:name="Line 25" draw:style-name="gr7" draw:text-style-name="P12" draw:layer="layout" svg:x1="11.337cm" svg:y1="7.723cm" svg:x2="12.654cm" svg:y2="1.863cm">
          <text:p/>
        </draw:line>
        <draw:line draw:name="Line 26" draw:style-name="gr80" draw:text-style-name="P12" draw:layer="layout" svg:x1="12.395cm" svg:y1="7.723cm" svg:x2="16.404cm" svg:y2="1.84cm">
          <text:p/>
        </draw:line>
        <draw:line draw:name="Line 27" draw:style-name="gr7" draw:text-style-name="P12" draw:layer="layout" svg:x1="13.454cm" svg:y1="7.723cm" svg:x2="11.32cm" svg:y2="1.863cm">
          <text:p/>
        </draw:line>
        <draw:line draw:name="Line 28" draw:style-name="gr7" draw:text-style-name="P12" draw:layer="layout" svg:x1="14.512cm" svg:y1="7.723cm" svg:x2="14.679cm" svg:y2="1.886cm">
          <text:p/>
        </draw:line>
        <draw:line draw:name="Line 29" draw:style-name="gr7" draw:text-style-name="P12" draw:layer="layout" svg:x1="15.57cm" svg:y1="7.723cm" svg:x2="13.242cm" svg:y2="1.797cm">
          <text:p/>
        </draw:line>
        <draw:line draw:name="Line 30" draw:style-name="gr80" draw:text-style-name="P12" draw:layer="layout" svg:x1="16.629cm" svg:y1="7.723cm" svg:x2="16.933cm" svg:y2="1.932cm">
          <text:p/>
        </draw:line>
        <draw:line draw:name="Line 31" draw:style-name="gr80" draw:text-style-name="P12" draw:layer="layout" svg:x1="17.687cm" svg:y1="7.723cm" svg:x2="15.139cm" svg:y2="1.886cm">
          <text:p/>
        </draw:line>
        <draw:g draw:name="Group 32">
          <draw:custom-shape draw:name="Text Box 33" draw:style-name="gr81" draw:text-style-name="P34" draw:layer="layout" svg:width="6.696cm" svg:height="2.537cm" svg:x="20.834cm" svg:y="0.099cm">
            <text:p text:style-name="P33"><text:span text:style-name="T6">Columns 2 and 6</text:span></text:p>
            <text:p text:style-name="P33"><text:span text:style-name="T6">are probably identical </text:span></text:p>
            <text:p text:style-name="P33"><text:span text:style-name="T6">(</text:span><text:span text:style-name="T45">candidate pair</text:span><text:span text:style-name="T6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82" draw:text-style-name="P12" draw:layer="layout" svg:x1="20.404cm" svg:y1="1.069cm" svg:x2="16.496cm" svg:y2="1.369cm">
            <text:p/>
          </draw:line>
        </draw:g>
        <draw:g draw:name="Group 35">
          <draw:custom-shape draw:name="Text Box 36" draw:style-name="gr83" draw:text-style-name="P34" draw:layer="layout" svg:width="6.383cm" svg:height="1.775cm" svg:x="20.221cm" svg:y="2.944cm">
            <text:p text:style-name="P33"><text:span text:style-name="T6">Columns 6 and 7 are</text:span></text:p>
            <text:p text:style-name="P33"><text:span text:style-name="T6">surely differ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82" draw:text-style-name="P12" draw:layer="layout" svg:x1="20.227cm" svg:y1="3.913cm" svg:x2="17.052cm" svg:y2="4.54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ifying assumption:<text:line-break/>no collisions (no false positives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14">We will assume there are </text:span><text:span text:style-name="T10">enough buckets</text:span><text:span text:style-name="T14"> that </text:span><text:span text:style-name="T14">columns are unlikely to hash to the same bucket </text:span><text:span text:style-name="T14">unless they are </text:span><text:span text:style-name="T30">identical</text:span><text:span text:style-name="T42"> </text:span><text:span text:style-name="T14">in a particular band</text:span></text:p>
              </text:list-item>
              <text:list-item>
                <text:p text:style-name="P16"><text:span text:style-name="T46">Hereafter, we assume that “</text:span><text:span text:style-name="T47">same bucket</text:span><text:span text:style-name="T46">” means </text:span><text:span text:style-name="T46">“</text:span><text:span text:style-name="T47">identical in that band</text:span><text:span text:style-name="T46">”</text:span></text:p>
              </text:list-item>
              <text:list-item>
                <text:p text:style-name="P16"><text:span text:style-name="T48">Assumption needed only to simplify analysis, not </text:span><text:span text:style-name="T48">for correctness of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of bands</text:p>
          </draw:text-box>
        </draw:frame>
        <draw:frame presentation:style-name="pr4" draw:layer="layout" svg:width="25.199cm" svg:height="10.762cm" svg:x="1.4cm" svg:y="3.685cm" presentation:class="outline" presentation:user-transformed="true">
          <draw:text-box>
            <text:list text:style-name="L2">
              <text:list-header>
                <text:p text:style-name="P35"><text:span text:style-name="T37">Assume the following case:</text:span></text:p>
                <text:p text:style-name="P35"><text:span text:style-name="T47"/></text:p>
              </text:list-header>
              <text:list-item>
                <text:p text:style-name="P36"><text:span text:style-name="T14">Suppose 100,000 columns of </text:span><text:span text:style-name="T16">M</text:span><text:span text:style-name="T15"> </text:span><text:span text:style-name="T14">(100k docs)</text:span></text:p>
              </text:list-item>
              <text:list-item>
                <text:p text:style-name="P36"><text:span text:style-name="T14">Signatures of 100 integers (rows)</text:span></text:p>
                <text:list>
                  <text:list-item>
                    <text:p text:style-name="P37"><text:span text:style-name="T14">Therefore, signatures take 40Mb</text:span></text:p>
                  </text:list-item>
                </text:list>
              </text:list-item>
              <text:list-item>
                <text:p text:style-name="P36"><text:span text:style-name="T14">Choose </text:span><text:span text:style-name="T16">b</text:span><text:span text:style-name="T10"> </text:span><text:span text:style-name="T14">= 20 bands of </text:span><text:span text:style-name="T16">r</text:span><text:span text:style-name="T10"> </text:span><text:span text:style-name="T14">= 5 integers/band</text:span></text:p>
              </text:list-item>
              <text:list-item>
                <text:p text:style-name="P38"><text:span text:style-name="T10">Goal:</text:span><text:span text:style-name="T49"> </text:span><text:span text:style-name="T48">Find pairs of documents that </text:span><text:span text:style-name="T48"><text:line-break/></text:span><text:span text:style-name="T48">are at least </text:span><text:span text:style-name="T38">s</text:span><text:span text:style-name="T50"> = 0.8</text:span><text:span text:style-name="T48"> simila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se sim(C<text:span text:style-name="T51">1</text:span>, C<text:span text:style-name="T51">2</text:span>) = 0.8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0"><text:span text:style-name="T37">Find pairs of </text:span><text:span text:style-name="T52"></text:span><text:span text:style-name="T37"> </text:span><text:span text:style-name="T38">s</text:span><text:span text:style-name="T50">=</text:span><text:span text:style-name="T48">0.8 similarity, set </text:span><text:span text:style-name="T37">b</text:span><text:span text:style-name="T48">=20, </text:span><text:span text:style-name="T37">r</text:span><text:span text:style-name="T48">=5</text:span></text:p>
              </text:list-item>
              <text:list-item>
                <text:p text:style-name="P10"><text:span text:style-name="T36">Since sim(C</text:span><text:span text:style-name="T53">1</text:span><text:span text:style-name="T36">, C</text:span><text:span text:style-name="T53">2</text:span><text:span text:style-name="T36">) </text:span><text:span text:style-name="T54"></text:span><text:span text:style-name="T36"> </text:span><text:span text:style-name="T55">s</text:span><text:span text:style-name="T36">, we want C</text:span><text:span text:style-name="T53">1</text:span><text:span text:style-name="T36">, C</text:span><text:span text:style-name="T53">2</text:span><text:span text:style-name="T36"> to be a </text:span><text:span text:style-name="T56">candidate pair</text:span></text:p>
                <text:list>
                  <text:list-item>
                    <text:p text:style-name="P17"><text:span text:style-name="T36">We want them to hash to </text:span><text:span text:style-name="T56">at least 1 common bucket</text:span><text:span text:style-name="T57"><text:line-break/></text:span><text:span text:style-name="T36">(at least one band is identical)</text:span></text:p>
                  </text:list-item>
                </text:list>
              </text:list-item>
              <text:list-item>
                <text:p text:style-name="P10"><text:span text:style-name="T37">Probability C</text:span><text:span text:style-name="T58">1</text:span><text:span text:style-name="T37">, C</text:span><text:span text:style-name="T58">2</text:span><text:span text:style-name="T37"> identical in one particular band: </text:span><text:span text:style-name="T48">(0.8)</text:span><text:span text:style-name="T59">5</text:span><text:span text:style-name="T48"> = 0.328</text:span></text:p>
              </text:list-item>
              <text:list-item>
                <text:p text:style-name="P10"><text:span text:style-name="T60">Probability C</text:span><text:span text:style-name="T61">1</text:span><text:span text:style-name="T60">, C</text:span><text:span text:style-name="T61">2</text:span><text:span text:style-name="T60"> are </text:span><text:span text:style-name="T31">not</text:span><text:span text:style-name="T60"> similar in all of the 20 </text:span><text:span text:style-name="T60">bands:</text:span></text:p>
                <text:list>
                  <text:list-header>
                    <text:p text:style-name="P17"><text:span text:style-name="T14">(1-0.328)</text:span><text:span text:style-name="T62">20</text:span><text:span text:style-name="T14"> = 0.00035 </text:span></text:p>
                  </text:list-header>
                  <text:list-item>
                    <text:p text:style-name="P17"><text:span text:style-name="T36">i.e., about 1/3000th of the 80%-similar column pairs are </text:span><text:span text:style-name="T56">false negatives</text:span><text:span text:style-name="T63"><text:line-break/></text:span><text:span text:style-name="T36">(we will miss them)</text:span></text:p>
                  </text:list-item>
                </text:list>
              </text:list-item>
              <text:list-item>
                <text:p><text:span text:style-name="T64">We would find 99.965% pairs of truly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se sim(C<text:span text:style-name="T51">1</text:span>, C<text:span text:style-name="T51">2</text:span>) = 0.3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0"><text:span text:style-name="T65">Find pairs of </text:span><text:span text:style-name="T66"></text:span><text:span text:style-name="T65"> </text:span><text:span text:style-name="T12">s</text:span><text:span text:style-name="T67">=</text:span><text:span text:style-name="T11">0.8 similarity, set </text:span><text:span text:style-name="T65">b</text:span><text:span text:style-name="T11">=20, </text:span><text:span text:style-name="T65">r</text:span><text:span text:style-name="T11">=5</text:span></text:p>
              </text:list-item>
              <text:list-item>
                <text:p text:style-name="P10"><text:span text:style-name="T36">Since sim(C</text:span><text:span text:style-name="T53">1</text:span><text:span text:style-name="T36">, C</text:span><text:span text:style-name="T53">2</text:span><text:span text:style-name="T36">) </text:span><text:span text:style-name="T54">&lt;</text:span><text:span text:style-name="T36"> </text:span><text:span text:style-name="T55">s</text:span><text:span text:style-name="T36">, we </text:span><text:span text:style-name="T55">do not </text:span><text:span text:style-name="T36">want C</text:span><text:span text:style-name="T53">1</text:span><text:span text:style-name="T36">, C</text:span><text:span text:style-name="T53">2</text:span><text:span text:style-name="T36"> to be a </text:span><text:span text:style-name="T56">candidate </text:span><text:span text:style-name="T56">pair</text:span></text:p>
              </text:list-item>
              <text:list-item>
                <text:p text:style-name="P10"><text:span text:style-name="T65">Probability C</text:span><text:span text:style-name="T68">1</text:span><text:span text:style-name="T65">, C</text:span><text:span text:style-name="T68">2</text:span><text:span text:style-name="T65"> identical in one particular band:</text:span></text:p>
                <text:list>
                  <text:list-header>
                    <text:p text:style-name="P17"><text:span text:style-name="T14">(0.3)</text:span><text:span text:style-name="T62">5</text:span><text:span text:style-name="T14"> <text:s/>= 0.00243</text:span></text:p>
                  </text:list-header>
                </text:list>
              </text:list-item>
              <text:list-item>
                <text:p text:style-name="P10"><text:span text:style-name="T14">Probability C</text:span><text:span text:style-name="T69">1</text:span><text:span text:style-name="T14">, C</text:span><text:span text:style-name="T69">2</text:span><text:span text:style-name="T14"> identical in at least 1 of 20 bands:</text:span></text:p>
                <text:list>
                  <text:list-header>
                    <text:p text:style-name="P17"><text:span text:style-name="T14">1 - (1 - 0.00243)</text:span><text:span text:style-name="T62">20</text:span><text:span text:style-name="T14"> = 0.0474</text:span></text:p>
                  </text:list-header>
                </text:list>
              </text:list-item>
              <text:list-item>
                <text:p text:style-name="P24"><text:span text:style-name="T36">In other words, approximately 4.74% pairs of docs with </text:span><text:span text:style-name="T36">similarity 0.3% end up becoming </text:span><text:span text:style-name="T56">candidate pairs</text:span></text:p>
                <text:list>
                  <text:list-item>
                    <text:p text:style-name="P17"><text:span text:style-name="T70">They are </text:span><text:span text:style-name="T71">false positives</text:span><text:span text:style-name="T72"> </text:span><text:span text:style-name="T70">since we will have to examine them (they </text:span><text:span text:style-name="T70">are candidate pairs) but then it will turn out their similarity is </text:span><text:span text:style-name="T70">below threshold </text:span><text:span text:style-name="T73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summary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39"><text:span text:style-name="T60">Tune </text:span><text:span text:style-name="T31">K (permutations), b (bands), r (permutations/</text:span><text:span text:style-name="T31">band)</text:span><text:span text:style-name="T60"> to get almost all pairs with similar signatures, </text:span><text:span text:style-name="T60">but eliminate most pairs that do not have similar </text:span><text:span text:style-name="T60">signatures</text:span></text:p>
                <text:p text:style-name="P16"><text:span text:style-name="T74"/></text:p>
              </text:list-item>
              <text:list-item>
                <text:p text:style-name="P39"><text:span text:style-name="T14">After finding candidates, check in main memory </text:span><text:span text:style-name="T14">that </text:span><text:span text:style-name="T10">candidate pairs</text:span><text:span text:style-name="T14"> really do have </text:span><text:span text:style-name="T10">similar </text:span><text:span text:style-name="T10">signatur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40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0"><text:span text:style-name="T65">Locality-Sensitive Hashing</text:span><text:span text:style-name="T18">: </text:span><text:span text:style-name="T19">Focus on pairs of </text:span><text:span text:style-name="T19">signatures likely to be from similar documents</text:span></text:p>
                <text:list>
                  <text:list-item>
                    <text:p text:style-name="P17"><text:span text:style-name="T23">We used hashing to find </text:span><text:span text:style-name="T25">candidate pairs</text:span><text:span text:style-name="T23"> of similarity </text:span><text:span text:style-name="T75"></text:span><text:span text:style-name="T23"> </text:span><text:span text:style-name="T25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3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8:20:27.638146994</dc:date>
    <meta:editing-duration>PT7H29M9S</meta:editing-duration>
    <meta:editing-cycles>60</meta:editing-cycles>
    <meta:generator>LibreOffice/6.0.7.3$Linux_X86_64 LibreOffice_project/00m0$Build-3</meta:generator>
    <dc:creator>Carlos Castillo</dc:creator>
    <meta:document-statistic meta:object-count="337"/>
  </office:meta>
</office:document-meta>
</file>

<file path=Object 1/content.xml><?xml version="1.0" encoding="utf-8"?>
<math xmlns="http://www.w3.org/1998/Math/MathML" display="block"/>
</file>